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0b1" officeooo:paragraph-rsid="001060b1"/>
    </style:style>
    <style:style style:name="P2" style:family="paragraph" style:parent-style-name="Standard">
      <style:text-properties officeooo:rsid="0010ff4f" officeooo:paragraph-rsid="0010ff4f"/>
    </style:style>
    <style:style style:name="P3" style:family="paragraph" style:parent-style-name="Standard">
      <style:text-properties officeooo:rsid="001451cf" officeooo:paragraph-rsid="001451cf"/>
    </style:style>
    <style:style style:name="P4" style:family="paragraph" style:parent-style-name="Standard">
      <style:text-properties officeooo:rsid="00162448" officeooo:paragraph-rsid="00162448"/>
    </style:style>
    <style:style style:name="P5" style:family="paragraph" style:parent-style-name="Standard">
      <style:text-properties officeooo:rsid="001954ef" officeooo:paragraph-rsid="001954ef"/>
    </style:style>
    <style:style style:name="P6" style:family="paragraph" style:parent-style-name="Standard">
      <style:text-properties officeooo:rsid="001c4b7d" officeooo:paragraph-rsid="001c4b7d"/>
    </style:style>
    <style:style style:name="P7" style:family="paragraph" style:parent-style-name="Standard">
      <style:text-properties officeooo:rsid="001d859b" officeooo:paragraph-rsid="001d859b"/>
    </style:style>
    <style:style style:name="P8" style:family="paragraph" style:parent-style-name="Standard">
      <style:text-properties officeooo:rsid="002040ec" officeooo:paragraph-rsid="001d859b"/>
    </style:style>
    <style:style style:name="P9" style:family="paragraph" style:parent-style-name="Standard" style:list-style-name="L1">
      <style:text-properties officeooo:rsid="001d859b" officeooo:paragraph-rsid="001d859b"/>
    </style:style>
    <style:style style:name="P10" style:family="paragraph" style:parent-style-name="Standard" style:list-style-name="L8">
      <style:text-properties officeooo:rsid="001d859b" officeooo:paragraph-rsid="001d859b"/>
    </style:style>
    <style:style style:name="P11" style:family="paragraph" style:parent-style-name="Standard" style:list-style-name="L1">
      <style:text-properties officeooo:rsid="001060b1" officeooo:paragraph-rsid="001060b1"/>
    </style:style>
    <style:style style:name="P12" style:family="paragraph" style:parent-style-name="Standard" style:list-style-name="L2">
      <style:text-properties officeooo:rsid="0010ff4f" officeooo:paragraph-rsid="0010ff4f"/>
    </style:style>
    <style:style style:name="P13" style:family="paragraph" style:parent-style-name="Standard" style:list-style-name="L3">
      <style:text-properties officeooo:rsid="0010ff4f" officeooo:paragraph-rsid="0010ff4f"/>
    </style:style>
    <style:style style:name="P14" style:family="paragraph" style:parent-style-name="Standard" style:list-style-name="L4">
      <style:text-properties officeooo:rsid="0010ff4f" officeooo:paragraph-rsid="0010ff4f"/>
    </style:style>
    <style:style style:name="P15" style:family="paragraph" style:parent-style-name="Standard" style:list-style-name="L5">
      <style:text-properties officeooo:rsid="0010ff4f" officeooo:paragraph-rsid="0010ff4f"/>
    </style:style>
    <style:style style:name="P16" style:family="paragraph" style:parent-style-name="Standard" style:list-style-name="L3">
      <style:text-properties officeooo:rsid="001864c0" officeooo:paragraph-rsid="001864c0"/>
    </style:style>
    <style:style style:name="P17" style:family="paragraph" style:parent-style-name="Standard" style:list-style-name="L3">
      <style:text-properties officeooo:rsid="00162448" officeooo:paragraph-rsid="00162448"/>
    </style:style>
    <style:style style:name="P18" style:family="paragraph" style:parent-style-name="Standard" style:list-style-name="L6">
      <style:text-properties officeooo:rsid="00162448" officeooo:paragraph-rsid="00162448"/>
    </style:style>
    <style:style style:name="P19" style:family="paragraph" style:parent-style-name="Standard" style:list-style-name="L7">
      <style:text-properties officeooo:rsid="001954ef" officeooo:paragraph-rsid="001954ef"/>
    </style:style>
    <style:style style:name="P20" style:family="paragraph" style:parent-style-name="Standard" style:list-style-name="L7">
      <style:text-properties officeooo:rsid="001b3a3c" officeooo:paragraph-rsid="001b3a3c"/>
    </style:style>
    <style:style style:name="P21" style:family="paragraph" style:parent-style-name="Standard" style:list-style-name="L7">
      <style:text-properties officeooo:rsid="001c4b7d" officeooo:paragraph-rsid="001c4b7d"/>
    </style:style>
    <style:style style:name="P22" style:family="paragraph" style:parent-style-name="Standard" style:list-style-name="L9">
      <style:text-properties officeooo:rsid="002040ec" officeooo:paragraph-rsid="002040ec"/>
    </style:style>
    <style:style style:name="T1" style:family="text">
      <style:text-properties officeooo:rsid="002040ec"/>
    </style:style>
    <style:style style:name="T2" style:family="text">
      <style:text-properties officeooo:rsid="00214e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 :</text:p>
      <text:list xml:id="list2232319466" text:style-name="L1">
        <text:list-item>
          <text:p text:style-name="P9">id_pizza</text:p>
        </text:list-item>
        <text:list-item>
          <text:p text:style-name="P11">Nom</text:p>
        </text:list-item>
        <text:list-item>
          <text:p text:style-name="P11">Prix </text:p>
        </text:list-item>
        <text:list-item>
          <text:p text:style-name="P11">Ingrédients (liste des ingrédients)</text:p>
        </text:list-item>
        <text:list-item>
          <text:p text:style-name="P11">Photo</text:p>
        </text:list-item>
        <text:list-item>
          <text:p text:style-name="P11">la taille de la pizza </text:p>
        </text:list-item>
      </text:list>
      <text:p text:style-name="P2">Client :</text:p>
      <text:list xml:id="list1584409383" text:style-name="L2">
        <text:list-item>
          <text:p text:style-name="P12">id_Client</text:p>
        </text:list-item>
        <text:list-item>
          <text:p text:style-name="P12">Photo</text:p>
        </text:list-item>
      </text:list>
      <text:p text:style-name="P2"><text:tab/></text:p>
      <text:p text:style-name="P2">Personne:</text:p>
      <text:list xml:id="list3067364579" text:style-name="L3">
        <text:list-item>
          <text:p text:style-name="P13">id_Personne</text:p>
        </text:list-item>
        <text:list-item>
          <text:p text:style-name="P13">Nom</text:p>
        </text:list-item>
        <text:list-item>
          <text:p text:style-name="P13">Prénom</text:p>
        </text:list-item>
        <text:list-item>
          <text:p text:style-name="P16">email</text:p>
        </text:list-item>
        <text:list-item>
          <text:p text:style-name="P17">Mot de passe</text:p>
        </text:list-item>
        <text:list-item>
          <text:p text:style-name="P13">N° Phone</text:p>
        </text:list-item>
        <text:list-item>
          <text:p text:style-name="P13">Adresse</text:p>
          <text:p text:style-name="P13"/>
        </text:list-item>
      </text:list>
      <text:p text:style-name="P2">Employés :</text:p>
      <text:list xml:id="list454340784" text:style-name="L4">
        <text:list-item>
          <text:p text:style-name="P14">id_employé</text:p>
        </text:list-item>
      </text:list>
      <text:list xml:id="list4128505919" text:style-name="L5">
        <text:list-item>
          <text:p text:style-name="P15">Photo pièce d’identité</text:p>
        </text:list-item>
      </text:list>
      <text:p text:style-name="P3">Admin  : </text:p>
      <text:list xml:id="list802686166" text:style-name="L6">
        <text:list-item>
          <text:p text:style-name="P18">id_admin</text:p>
        </text:list-item>
      </text:list>
      <text:p text:style-name="P4"/>
      <text:p text:style-name="P5">Stock :</text:p>
      <text:list xml:id="list3449597232" text:style-name="L7">
        <text:list-item>
          <text:p text:style-name="P19">pates (x morceaux)</text:p>
        </text:list-item>
        <text:list-item>
          <text:p text:style-name="P19">sauce tomate (x cartons dont 1 carton fait z nombre de pizza)</text:p>
        </text:list-item>
        <text:list-item>
          <text:p text:style-name="P19">sauce (barbecue,crème fraîche,sauce algérienne)</text:p>
        </text:list-item>
        <text:list-item>
          <text:p text:style-name="P20">olives</text:p>
        </text:list-item>
        <text:list-item>
          <text:p text:style-name="P20">tomâtes fraiches</text:p>
        </text:list-item>
        <text:list-item>
          <text:p text:style-name="P20">oignon</text:p>
        </text:list-item>
        <text:list-item>
          <text:p text:style-name="P20">poivron</text:p>
        </text:list-item>
        <text:list-item>
          <text:p text:style-name="P20">fromage de chèvre</text:p>
        </text:list-item>
        <text:list-item>
          <text:p text:style-name="P20">viande</text:p>
        </text:list-item>
        <text:list-item>
          <text:p text:style-name="P21">poulet</text:p>
        </text:list-item>
        <text:list-item>
          <text:p text:style-name="P21">poisson (saumon,thon)</text:p>
        </text:list-item>
      </text:list>
      <text:p text:style-name="P6"/>
      <text:p text:style-name="P7"><text:span text:style-name="T1">Commande</text:span><text:span text:style-name="T2">s</text:span><text:span text:style-name="T1"> </text:span> :</text:p>
      <text:list xml:id="list3149542601" text:style-name="L8">
        <text:list-item>
          <text:p text:style-name="P10">id_Commande</text:p>
        </text:list-item>
        <text:list-item>
          <text:p text:style-name="P10">id_Personne</text:p>
        </text:list-item>
        <text:list-item>
          <text:p text:style-name="P10">Date</text:p>
        </text:list-item>
        <text:list-item>
          <text:p text:style-name="P10">id_pizza</text:p>
        </text:list-item>
        <text:list-item>
          <text:p text:style-name="P10">Quantité </text:p>
        </text:list-item>
        <text:list-item>
          <text:p text:style-name="P10">total commande</text:p>
        </text:list-item>
      </text:list>
      <text:p text:style-name="P8"/>
      <text:list xml:id="list3364488355" text:style-name="L9">
        <text:list-header>
          <text:p text:style-name="P22"/>
        </text:list-header>
      </text:list>
      <text:list xml:id="list410357174881" text:continue-list="list4128505919" text:style-name="L5">
        <text:list-header>
          <text:p text:style-name="P15"/>
        </text:list-header>
      </text:list>
      <text:p text:style-name="P2">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21:13:46.803865462</meta:creation-date>
    <meta:generator>LibreOffice/6.4.7.2$Linux_X86_64 LibreOffice_project/40$Build-2</meta:generator>
    <dc:date>2022-03-11T22:06:50.322031432</dc:date>
    <meta:editing-duration>PT30M38S</meta:editing-duration>
    <meta:editing-cycles>12</meta:editing-cycles>
    <meta:document-statistic meta:table-count="0" meta:image-count="0" meta:object-count="0" meta:page-count="1" meta:paragraph-count="47" meta:word-count="119" meta:character-count="556" meta:non-whitespace-character-count="507"/>
  </office:meta>
</office:document-meta>
</file>